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332" officeooo:paragraph-rsid="000fe332"/>
    </style:style>
    <style:style style:name="P2" style:family="paragraph" style:parent-style-name="Standard">
      <style:text-properties officeooo:rsid="0011c773" officeooo:paragraph-rsid="0011c773"/>
    </style:style>
    <style:style style:name="P3" style:family="paragraph" style:parent-style-name="Standard">
      <style:text-properties officeooo:rsid="0011c773" officeooo:paragraph-rsid="0011c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ctionality team</text:p>
      <text:p text:style-name="P2">B.Akilandeswari(21.02.2017)</text:p>
      <text:p text:style-name="P2"/>
      <text:p text:style-name="P2"/>
      <text:p text:style-name="P2">1.google map is executed in nodejs</text:p>
      <text:p text:style-name="P2">2.create github file</text:p>
      <text:p text:style-name="P1"><text:a xlink:type="simple" xlink:href="http://www.javatpoint.com/expressjs-get" text:style-name="Internet_20_link" text:visited-style-name="Visited_20_Internet_20_Link"/></text:p>
      <text:p text:style-name="P1"><text:a xlink:type="simple" xlink:href="http://www.javatpoint.com/expressjs-get" text:style-name="Internet_20_link" text:visited-style-name="Visited_20_Internet_20_Link">http://www.javatpoint.com/expressjs-get</text:a></text:p>
      <text:p text:style-name="P1"><text:a xlink:type="simple" xlink:href="http://cwbuecheler.com/web/tutorials/2013/node-express-mongo/" text:style-name="Internet_20_link" text:visited-style-name="Visited_20_Internet_20_Link">http://cwbuecheler.com/web/tutorials/2013/node-express-mongo/</text:a></text:p>
      <text:p text:style-name="P2"><text:a xlink:type="simple" xlink:href="http://cwbuecheler.com/web/tutorials/2014/restful-web-app-node-express-mongodb/" text:style-name="Internet_20_link" text:visited-style-name="Visited_20_Internet_20_Link">http://cwbuecheler.com/web/tutorials/2014/restful-web-app-node-express-mongodb/</text:a></text:p>
      <text:p text:style-name="P2"><text:a xlink:type="simple" xlink:href="https://www.codementor.io/nodejs/tutorial" text:style-name="Internet_20_link" text:visited-style-name="Visited_20_Internet_20_Link">https://www.codementor.io/nodejs/tutorial</text:a></text:p>
      <text:p text:style-name="P2"><text:a xlink:type="simple" xlink:href="https://zellwk.com/blog/crud-express-mongodb/" text:style-name="Internet_20_link" text:visited-style-name="Visited_20_Internet_20_Link">https://zellwk.com/blog/crud-express-mongodb/</text:a></text:p>
      <text:p text:style-name="P2"><text:a xlink:type="simple" xlink:href="https://github.com/join/plan" text:style-name="Internet_20_link" text:visited-style-name="Visited_20_Internet_20_Link">https://github.com/join/plan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3:36:15.685919510</meta:creation-date>
    <dc:date>2017-02-21T17:23:59.007566655</dc:date>
    <meta:editing-duration>PT41S</meta:editing-duration>
    <meta:editing-cycles>2</meta:editing-cycles>
    <meta:generator>LibreOffice/5.2.2.2$Linux_x86 LibreOffice_project/20m0$Build-2</meta:generator>
    <meta:document-statistic meta:table-count="0" meta:image-count="0" meta:object-count="0" meta:page-count="1" meta:paragraph-count="10" meta:word-count="18" meta:character-count="392" meta:non-whitespace-character-count="384"/>
  </office:meta>
</office:document-meta>
</file>